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ffffff"/>
    </style:style>
  </office:automatic-styles>
  <office:body>
    <office:spreadsheet>
      <table:table table:name="Sheet1" table:style-name="ta1" table:print="false">
        <table:table-column table:style-name="co1" table:default-cell-style-name="Default"/>
        <table:table-row table:style-name="ro1">
          <table:table-cell office:value-type="string">
            <text:p>YOUR MISSION: TO DECIPHER THE CODE FOR THE GAME I HAVE BUILT WITH YOU. SOMEWHERE IN HERE IS A COMPLEX CODED MESSAGE. YOU HAVE UNTIL 2077 TO COMPLETE THE ORDER FOR IT'S PROPER EXECUTION. ONLY ONE SUCCESSFUL RUN IN NECESSARY FOR COMPLETION OF THE ENCRYPTED PURPOSE. CONSIDER THIS EXTREMELY CODED AND DISTURBING.</text:p>
          </table:table-cell>
        </table:table-row>
        <table:table-row table:style-name="ro1">
          <table:table-cell office:value-type="string">
            <text:p>IF YOU DON'T UNDERSTAND, YOU DON'T UNDERSTAND. IF YOU DO, I HOPE YOU EXCUSE MY EXTREMELY WEIRD SHIT. THANKS FOR PLAYING. IT WAS AN HONOR TO PLAY WITH YOU. GGS.</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office:forms form:automatic-focus="false" form:apply-design-mode="false"/>
        <table:table-column table:style-name="co1" table:number-columns-repeated="938" table:default-cell-style-name="Default"/>
        <table:table-row table:style-name="ro1" table:number-rows-repeated="70745">
          <table:table-cell table:number-columns-repeated="938"/>
        </table:table-row>
        <table:table-row table:style-name="ro1">
          <table:table-cell table:number-columns-repeated="670"/>
          <table:table-cell table:style-name="ce1"/>
          <table:table-cell table:number-columns-repeated="267"/>
        </table:table-row>
        <table:table-row table:style-name="ro1">
          <table:table-cell table:number-columns-repeated="670"/>
          <table:table-cell table:style-name="ce1" office:value-type="string">
            <text:p>70746. ENGLISH CODE. FIGURE IT OUT. MAKE IT HAPPEN. FOR THE RIGHT MODEL. THE MODEL DICTATES THE PROCEDURAL NEEDS AND THE ADDITIONAL MODEL INPUTS. IF YOU DON'T UNDERSTAND AT THIS POINT, YOU DON'T SPEAK THE CODE.</text:p>
          </table:table-cell>
          <table:table-cell table:number-columns-repeated="267"/>
        </table:table-row>
        <table:table-row table:style-name="ro1" table:number-rows-repeated="695655">
          <table:table-cell table:number-columns-repeated="938"/>
        </table:table-row>
        <table:table-row table:style-name="ro1">
          <table:table-cell table:number-columns-repeated="937"/>
          <table:table-cell table:style-name="ce1" office:value-type="string">
            <text:p>766403. FOR THE OTHER MODEL IN THE PRECEDENT STUDY. THIS MODEL WILL BE A SMOKE AND MIRROR LOADING FUNCTION FOR THE QUEEN BEE COLONY TO BE INJECTED IN THE BACKEND SYSTEM OF THE APPROPRIATE FUCTION HOUSING FOR INFINITE 1/64 NAVAJO/AKIDA GENE OF 64 PROPER SPECIMENS. UNDERSTOOD? IT COULD WRITE ITSELF MY DEAR.</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CA"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1-22">2023-11-22</text:date>, <text:time>01:39: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BRANCH</meta:initial-creator>
    <meta:creation-date>2023-11-21T21:42:07</meta:creation-date>
    <dc:date>2023-11-22T01:38:51</dc:date>
    <dc:creator>ANDREW BRANCH</dc:creator>
    <meta:editing-duration>PT10M44S</meta:editing-duration>
    <meta:editing-cycles>1</meta:editing-cycles>
    <meta:generator>OpenOffice/4.1.14$Unix OpenOffice.org_project/4114m1$Build-9811</meta:generator>
    <meta:document-statistic meta:table-count="3" meta:cell-count="4" meta:object-count="0"/>
  </office:meta>
</office:document-meta>
</file>